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c9" officeooo:paragraph-rsid="000ae7c9"/>
    </style:style>
    <style:style style:name="P2" style:family="paragraph" style:parent-style-name="Standard" style:list-style-name="L1">
      <style:text-properties officeooo:rsid="000ae7c9" officeooo:paragraph-rsid="000ae7c9"/>
    </style:style>
    <style:style style:name="P3" style:family="paragraph" style:parent-style-name="Standard">
      <style:text-properties officeooo:rsid="000b6e2f" officeooo:paragraph-rsid="000b6e2f"/>
    </style:style>
    <style:style style:name="P4" style:family="paragraph" style:parent-style-name="Standard" style:list-style-name="L2">
      <style:text-properties officeooo:rsid="000b6e2f" officeooo:paragraph-rsid="000b6e2f"/>
    </style:style>
    <style:style style:name="P5" style:family="paragraph" style:parent-style-name="Standard" style:list-style-name="L3">
      <style:text-properties officeooo:rsid="000b6e2f" officeooo:paragraph-rsid="000b6e2f"/>
    </style:style>
    <style:style style:name="P6" style:family="paragraph" style:parent-style-name="Standard">
      <style:text-properties officeooo:rsid="000cc06b" officeooo:paragraph-rsid="000cc06b"/>
    </style:style>
    <style:style style:name="P7" style:family="paragraph" style:parent-style-name="Standard" style:list-style-name="L4">
      <style:text-properties officeooo:rsid="000cc06b" officeooo:paragraph-rsid="000cc06b"/>
    </style:style>
    <style:style style:name="P8" style:family="paragraph" style:parent-style-name="Standard" style:list-style-name="L5">
      <style:text-properties officeooo:rsid="000cc06b" officeooo:paragraph-rsid="000cc06b"/>
    </style:style>
    <style:style style:name="P9" style:family="paragraph" style:parent-style-name="Standard" style:list-style-name="L5">
      <style:text-properties officeooo:rsid="000cffc6" officeooo:paragraph-rsid="000cffc6"/>
    </style:style>
    <style:style style:name="P10" style:family="paragraph" style:parent-style-name="Standard">
      <style:text-properties officeooo:rsid="000cffc6" officeooo:paragraph-rsid="000cffc6"/>
    </style:style>
    <style:style style:name="P11" style:family="paragraph" style:parent-style-name="Standard" style:list-style-name="L6">
      <style:text-properties officeooo:rsid="000cffc6" officeooo:paragraph-rsid="000cffc6"/>
    </style:style>
    <style:style style:name="P12" style:family="paragraph" style:parent-style-name="Standard" style:list-style-name="L7">
      <style:text-properties officeooo:rsid="000cffc6" officeooo:paragraph-rsid="000cffc6"/>
    </style:style>
    <style:style style:name="P13" style:family="paragraph" style:parent-style-name="Standard" style:list-style-name="L8">
      <style:text-properties officeooo:rsid="000cffc6" officeooo:paragraph-rsid="000cffc6"/>
    </style:style>
    <style:style style:name="P14" style:family="paragraph" style:parent-style-name="Standard" style:list-style-name="L7">
      <style:text-properties officeooo:rsid="000eedd4" officeooo:paragraph-rsid="000eedd4"/>
    </style:style>
    <style:style style:name="P15" style:family="paragraph" style:parent-style-name="Standard" style:list-style-name="L7">
      <style:text-properties officeooo:rsid="00100e53" officeooo:paragraph-rsid="00100e53"/>
    </style:style>
    <style:style style:name="P16" style:family="paragraph" style:parent-style-name="Standard">
      <style:text-properties officeooo:rsid="00100e53" officeooo:paragraph-rsid="00100e53"/>
    </style:style>
    <style:style style:name="P17" style:family="paragraph" style:parent-style-name="Standard" style:list-style-name="L9">
      <style:text-properties officeooo:rsid="00100e53" officeooo:paragraph-rsid="00100e53"/>
    </style:style>
    <style:style style:name="P18" style:family="paragraph" style:parent-style-name="Standard">
      <style:text-properties officeooo:rsid="001052f0" officeooo:paragraph-rsid="001052f0"/>
    </style:style>
    <style:style style:name="P19" style:family="paragraph" style:parent-style-name="Standard" style:list-style-name="L10">
      <style:text-properties officeooo:rsid="001052f0" officeooo:paragraph-rsid="001052f0"/>
    </style:style>
    <style:style style:name="T1" style:family="text">
      <style:text-properties officeooo:rsid="00100e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yhľadávanie informácii</text:p>
      <text:p text:style-name="P1"/>
      <text:p text:style-name="P1">medzidoborová disciplína – zaoberá sa vstahom cloveka a pocítača</text:p>
      <text:p text:style-name="P1"/>
      <text:p text:style-name="P1">činnost ktorej cileom je identifikácia informácii</text:p>
      <text:p text:style-name="P1"/>
      <text:p text:style-name="P1"/>
      <text:p text:style-name="P1">Browsing – prezeranie listovanie</text:p>
      <text:p text:style-name="P1"/>
      <text:list xml:id="list618115484" text:style-name="L1">
        <text:list-item>
          <text:p text:style-name="P2">browsing strategy</text:p>
        </text:list-item>
      </text:list>
      <text:p text:style-name="P3">Berrypicking </text:p>
      <text:p text:style-name="P3"/>
      <text:p text:style-name="P3">Metafora „Zbiranie cucoriedok“</text:p>
      <text:p text:style-name="P3">vyhladavanie na internete – iba kúsky informácii</text:p>
      <text:p text:style-name="P3"/>
      <text:p text:style-name="P3">Informačná požiadavka:</text:p>
      <text:list xml:id="list3368322299" text:style-name="L2">
        <text:list-item>
          <text:p text:style-name="P4">Subjektívna informačná potreba konkretizovaná a sformulovaná “Paragraph tag in HTML“</text:p>
        </text:list-item>
        <text:list-item>
          <text:p text:style-name="P4">ak sa informačná požiadavka stane predmetom vyhladávania stáva sa „rešeršnou“</text:p>
        </text:list-item>
        <text:list-item>
          <text:p text:style-name="P4">ak sa <text:s/>stane v dotazovacom jazyku stáva sa „rešeršným dotazom“</text:p>
        </text:list-item>
      </text:list>
      <text:p text:style-name="P3">Rešeršné služby</text:p>
      <text:list xml:id="list4160762899" text:style-name="L3">
        <text:list-item>
          <text:p text:style-name="P5">Služby zamerané na vyhľadávanie informácíí na požiadanie používateľa</text:p>
        </text:list-item>
        <text:list-item>
          <text:p text:style-name="P5">Sú to platené služby</text:p>
        </text:list-item>
      </text:list>
      <text:p text:style-name="P6">Rešerš:</text:p>
      <text:list xml:id="list1125467833" text:style-name="L4">
        <text:list-item>
          <text:p text:style-name="P7">Výsledok vyhľadávania</text:p>
        </text:list-item>
        <text:list-item>
          <text:p text:style-name="P7">Výpis záznamov , textov, stránok a iných zdrojov ktore splňujú používatelom zadané požiadavky </text:p>
        </text:list-item>
        <text:list-item>
          <text:p text:style-name="P7">2 významy :</text:p>
          <text:list>
            <text:list-item>
              <text:p text:style-name="P7">Proces vyhladávania</text:p>
            </text:list-item>
            <text:list-item>
              <text:p text:style-name="P7">Vysledok vyhladaávania</text:p>
            </text:list-item>
          </text:list>
        </text:list-item>
      </text:list>
      <text:p text:style-name="P6">Rešeršér:</text:p>
      <text:list xml:id="list1686862469" text:style-name="L8">
        <text:list-item>
          <text:p text:style-name="P13">Osoba vykonávajúca rešerš</text:p>
        </text:list-item>
      </text:list>
      <text:p text:style-name="P6"/>
      <text:p text:style-name="P6">Typy vyhľadávania:</text:p>
      <text:list xml:id="list1238100038" text:style-name="L5">
        <text:list-item>
          <text:p text:style-name="P8">Tématické – úplné/vyberové</text:p>
        </text:list-item>
        <text:list-item>
          <text:p text:style-name="P9">Z časového hladiska</text:p>
          <text:list>
            <text:list-item>
              <text:p text:style-name="P8">Jednorázová</text:p>
            </text:list-item>
            <text:list-item>
              <text:p text:style-name="P8">Doplnková</text:p>
            </text:list-item>
            <text:list-item>
              <text:p text:style-name="P8">Priebežná</text:p>
            </text:list-item>
          </text:list>
        </text:list-item>
        <text:list-item>
          <text:p text:style-name="P9">Typ:</text:p>
          <text:list>
            <text:list-item>
              <text:p text:style-name="P9">Faktografická</text:p>
            </text:list-item>
            <text:list-item>
              <text:p text:style-name="P9">Dokumentografická</text:p>
            </text:list-item>
          </text:list>
        </text:list-item>
      </text:list>
      <text:p text:style-name="P10">Rešeršná činnosť :</text:p>
      <text:list xml:id="list3943096396" text:style-name="L6">
        <text:list-item>
          <text:p text:style-name="P11">Informačný prieskum – ulohou je zozbierat potrebné množstvo informácíí</text:p>
        </text:list-item>
      </text:list>
      <text:p text:style-name="P10">Proces rešeršovania:</text:p>
      <text:list xml:id="list4250245582" text:style-name="L7">
        <text:list-item>
          <text:p text:style-name="P12">Prípravná:</text:p>
          <text:list>
            <text:list-item>
              <text:p text:style-name="P12">Potrebné vedieť čo hľadáme:</text:p>
              <text:list>
                <text:list-item>
                  <text:p text:style-name="P12">Kľúčové slová (Plnovýznamové slovo určujúce obsah) - frázy</text:p>
                </text:list-item>
                <text:list-item>
                  <text:p text:style-name="P14">Vymedzenie inf. <text:s/>a I<text:span text:style-name="T1">Z(Informačný zdroj)</text:span>:</text:p>
                  <text:list>
                    <text:list-item>
                      <text:p text:style-name="P14"><text:soft-page-break/>Tematické hladisko</text:p>
                    </text:list-item>
                    <text:list-item>
                      <text:p text:style-name="P14">Chronologické </text:p>
                    </text:list-item>
                    <text:list-item>
                      <text:p text:style-name="P14">geografické </text:p>
                    </text:list-item>
                    <text:list-item>
                      <text:p text:style-name="P14">jazykové<text:span text:style-name="T1">ho</text:span></text:p>
                    </text:list-item>
                  </text:list>
                </text:list-item>
              </text:list>
            </text:list-item>
            <text:list-item>
              <text:p text:style-name="P12">Účel rešerše</text:p>
            </text:list-item>
            <text:list-item>
              <text:p text:style-name="P12">Súvislosť s inými témami </text:p>
            </text:list-item>
            <text:list-item>
              <text:p text:style-name="P15">Ujasnenie informácíí</text:p>
            </text:list-item>
          </text:list>
        </text:list-item>
        <text:list-item>
          <text:p text:style-name="P12">Informačný prieskum</text:p>
        </text:list-item>
        <text:list-item>
          <text:p text:style-name="P12">Zhodnotenie informácíí</text:p>
        </text:list-item>
      </text:list>
      <text:p text:style-name="P16">Identifikácia kľúčových slov:</text:p>
      <text:list xml:id="list3114815616" text:style-name="L9">
        <text:list-item>
          <text:p text:style-name="P17">Podstatné mená</text:p>
        </text:list-item>
        <text:list-item>
          <text:p text:style-name="P17">Vynechanie stopslov</text:p>
        </text:list-item>
        <text:list-item>
          <text:p text:style-name="P17">Špecifikovanie slova prídavným menom </text:p>
        </text:list-item>
        <text:list-item>
          <text:p text:style-name="P17">Výhoda používať synonymá(slovník vypočtovej techniky)</text:p>
        </text:list-item>
      </text:list>
      <text:p text:style-name="P18">Výber informačných zdrojov:</text:p>
      <text:list xml:id="list2824174913" text:style-name="L10">
        <text:list-item>
          <text:p text:style-name="P19">Druhy dokumentov:</text:p>
          <text:list>
            <text:list-item>
              <text:p text:style-name="P19">Najnovšie informácie – zborníky z konferencií</text:p>
            </text:list-item>
            <text:list-item>
              <text:p text:style-name="P19">Tlačené dokumenty – knižné , časopisy(využite elektronických knižníc)</text:p>
            </text:list-item>
            <text:list-item>
              <text:p text:style-name="P1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04:41.477695934</meta:creation-date>
    <dc:date>2019-10-01T14:07:49.620758270</dc:date>
    <meta:editing-duration>PT2H52M57S</meta:editing-duration>
    <meta:editing-cycles>8</meta:editing-cycles>
    <meta:generator>LibreOffice/6.2.6.2$Linux_X86_64 LibreOffice_project/20$Build-2</meta:generator>
    <meta:document-statistic meta:table-count="0" meta:image-count="0" meta:object-count="0" meta:page-count="2" meta:paragraph-count="58" meta:word-count="240" meta:character-count="1705" meta:non-whitespace-character-count="1549"/>
  </office:meta>
</office:document-meta>
</file>